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7694in" style:rel-column-width="7281*"/>
    </style:style>
    <style:style style:name="Table2.B" style:family="table-column">
      <style:table-column-properties style:column-width="0.7694in" style:rel-column-width="7282*"/>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1.3847in" style:rel-column-width="13106*"/>
    </style:style>
    <style:style style:name="Table3.C" style:family="table-column">
      <style:table-column-properties style:column-width="1.3847in"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6.925in" table:align="margins" style:writing-mode="lr-tb"/>
    </style:style>
    <style:style style:name="Table4.A" style:family="table-column">
      <style:table-column-properties style:column-width="1.1653in" style:rel-column-width="1678*"/>
    </style:style>
    <style:style style:name="Table4.B" style:family="table-column">
      <style:table-column-properties style:column-width="5.7597in" style:rel-column-width="8294*"/>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in"/>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top="0in" fo:margin-bottom="0in"/>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Table_20_Heading">
      <style:paragraph-properties fo:text-align="center" style:justify-single-word="false"/>
    </style:style>
    <style:style style:name="P1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Heading_20_1" style:master-page-name="First_20_Page">
      <style:paragraph-properties style:page-number="auto"/>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paragraph-properties fo:margin-left="0.5in" fo:margin-right="0in" fo:text-indent="0in" style:auto-text-indent="false"/>
    </style:style>
    <style:style style:name="P23" style:family="paragraph" style:parent-style-name="Standard">
      <style:paragraph-properties fo:margin-top="0in" fo:margin-bottom="0in"/>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40461248" text:id="ct540461248">
          <text:insertion>
            <office:change-info>
              <dc:creator>Bob Jacobsen</dc:creator>
              <dc:date>2011-07-23T16:43:00</dc:date>
            </office:change-info>
          </text:insertion>
        </text:changed-region>
        <text:changed-region xml:id="ct681654112" text:id="ct681654112">
          <text:insertion>
            <office:change-info>
              <dc:creator>Bob Jacobsen</dc:creator>
              <dc:date>2011-07-23T16:44:00</dc:date>
            </office:change-info>
          </text:insertion>
        </text:changed-region>
        <text:changed-region xml:id="ct683392656" text:id="ct683392656">
          <text:deletion>
            <office:change-info>
              <dc:creator>Bob Jacobsen</dc:creator>
              <dc:date>2011-07-23T16:43:00</dc:date>
            </office:change-info>
            <text:h text:style-name="Heading_20_1" text:outline-level="1"/>
            <text:h text:style-name="Heading_20_1" text:outline-level="1" text:is-list-header="true">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deletion>
        </text:changed-region>
        <text:changed-region xml:id="ct674367952" text:id="ct674367952">
          <text:insertion>
            <office:change-info>
              <dc:creator>Bob Jacobsen</dc:creator>
              <dc:date>2011-07-23T16:39:00</dc:date>
            </office:change-info>
          </text:insertion>
        </text:changed-region>
        <text:changed-region xml:id="ct658323520" text:id="ct658323520">
          <text:deletion>
            <office:change-info>
              <dc:creator>Bob Jacobsen</dc:creator>
              <dc:date>2011-07-23T16:39:00</dc:date>
            </office:change-info>
            <text:p text:style-name="Standard">Lorem ipsum dolor sit amet, consectetur adipiscing elit. Fusce ornare mattis justo vitae imperdiet. Cum sociis natoque penatibus et magnis dis parturient montes, nascetur ridiculus mus.</text:p>
          </text:deletion>
        </text:changed-region>
        <text:changed-region xml:id="ct674526256" text:id="ct674526256">
          <text:insertion>
            <office:change-info>
              <dc:creator>Bob Jacobsen</dc:creator>
              <dc:date>2011-07-23T16:39:00</dc:date>
            </office:change-info>
          </text:insertion>
        </text:changed-region>
        <text:changed-region xml:id="ct658199152" text:id="ct658199152">
          <text:deletion>
            <office:change-info>
              <dc:creator>Bob Jacobsen</dc:creator>
              <dc:date>2011-07-23T16:39:00</dc:date>
            </office:change-info>
            <text:h text:style-name="Heading_20_1" text:outline-level="1"/>
            <text:h text:style-name="Heading_20_1" text:outline-level="1"/>
          </text:deletion>
        </text:changed-region>
        <text:changed-region xml:id="ct658061344" text:id="ct658061344">
          <text:deletion>
            <office:change-info>
              <dc:creator>Bob Jacobsen</dc:creator>
              <dc:date>2011-07-23T16:45:00</dc:date>
            </office:change-info>
            <text:h text:style-name="Heading_20_1" text:outline-level="1">Section Title</text:h>
          </text:deletion>
        </text:changed-region>
        <text:changed-region xml:id="ct682840160" text:id="ct682840160">
          <text:insertion>
            <office:change-info>
              <dc:creator>Bob Jacobsen</dc:creator>
              <dc:date>2011-07-23T16:45:00</dc:date>
            </office:change-info>
          </text:insertion>
        </text:changed-region>
        <text:changed-region xml:id="ct682833824" text:id="ct682833824">
          <text:insertion>
            <office:change-info>
              <dc:creator>Bob Jacobsen</dc:creator>
              <dc:date>2011-07-23T16:38:00</dc:date>
            </office:change-info>
          </text:insertion>
        </text:changed-region>
        <text:changed-region xml:id="ct682833952" text:id="ct682833952">
          <text:insertion>
            <office:change-info>
              <dc:creator>Bob Jacobsen</dc:creator>
              <dc:date>2011-07-23T16:38:00</dc:date>
            </office:change-info>
          </text:insertion>
        </text:changed-region>
        <text:changed-region xml:id="ct682834080" text:id="ct682834080">
          <text:insertion>
            <office:change-info>
              <dc:creator>Bob Jacobsen</dc:creator>
              <dc:date>2011-07-23T16:38:00</dc:date>
            </office:change-info>
          </text:insertion>
        </text:changed-region>
        <text:changed-region xml:id="ct661249120" text:id="ct661249120">
          <text:insertion>
            <office:change-info>
              <dc:creator>Bob Jacobsen</dc:creator>
              <dc:date>2011-07-23T17:14:00</dc:date>
            </office:change-info>
          </text:insertion>
        </text:changed-region>
        <text:changed-region xml:id="ct540758000" text:id="ct540758000">
          <text:insertion>
            <office:change-info>
              <dc:creator>Bob Jacobsen</dc:creator>
              <dc:date>2011-07-23T17:12:00</dc:date>
            </office:change-info>
          </text:insertion>
        </text:changed-region>
        <text:changed-region xml:id="ct682834208" text:id="ct682834208">
          <text:insertion>
            <office:change-info>
              <dc:creator>Bob Jacobsen</dc:creator>
              <dc:date>2011-07-23T16:38:00</dc:date>
            </office:change-info>
          </text:insertion>
        </text:changed-region>
        <text:changed-region xml:id="ct675153472" text:id="ct675153472">
          <text:insertion>
            <office:change-info>
              <dc:creator>Bob Jacobsen</dc:creator>
              <dc:date>2011-07-23T17:14:00</dc:date>
            </office:change-info>
          </text:insertion>
        </text:changed-region>
        <text:changed-region xml:id="ct682834336" text:id="ct682834336">
          <text:insertion>
            <office:change-info>
              <dc:creator>Bob Jacobsen</dc:creator>
              <dc:date>2011-07-23T16:38:00</dc:date>
            </office:change-info>
          </text:insertion>
        </text:changed-region>
        <text:changed-region xml:id="ct682834464" text:id="ct682834464">
          <text:insertion>
            <office:change-info>
              <dc:creator>Bob Jacobsen</dc:creator>
              <dc:date>2011-07-23T16:38:00</dc:date>
            </office:change-info>
          </text:insertion>
        </text:changed-region>
        <text:changed-region xml:id="ct682834592" text:id="ct682834592">
          <text:insertion>
            <office:change-info>
              <dc:creator>Bob Jacobsen</dc:creator>
              <dc:date>2011-07-23T16:38:00</dc:date>
            </office:change-info>
          </text:insertion>
        </text:changed-region>
        <text:changed-region xml:id="ct682834720" text:id="ct682834720">
          <text:insertion>
            <office:change-info>
              <dc:creator>Bob Jacobsen</dc:creator>
              <dc:date>2011-07-23T16:38:00</dc:date>
            </office:change-info>
          </text:insertion>
        </text:changed-region>
        <text:changed-region xml:id="ct682834848" text:id="ct682834848">
          <text:insertion>
            <office:change-info>
              <dc:creator>Bob Jacobsen</dc:creator>
              <dc:date>2011-07-23T16:38:00</dc:date>
            </office:change-info>
          </text:insertion>
        </text:changed-region>
        <text:changed-region xml:id="ct683920848" text:id="ct683920848">
          <text:insertion>
            <office:change-info>
              <dc:creator>Bob Jacobsen</dc:creator>
              <dc:date>2011-07-23T17:12:00</dc:date>
            </office:change-info>
          </text:insertion>
        </text:changed-region>
        <text:changed-region xml:id="ct682834976" text:id="ct682834976">
          <text:insertion>
            <office:change-info>
              <dc:creator>Bob Jacobsen</dc:creator>
              <dc:date>2011-07-23T16:38:00</dc:date>
            </office:change-info>
          </text:insertion>
        </text:changed-region>
        <text:changed-region xml:id="ct683017920" text:id="ct683017920">
          <text:insertion>
            <office:change-info>
              <dc:creator>Bob Jacobsen</dc:creator>
              <dc:date>2011-07-23T17:13:00</dc:date>
            </office:change-info>
          </text:insertion>
        </text:changed-region>
        <text:changed-region xml:id="ct684164800" text:id="ct684164800">
          <text:insertion>
            <office:change-info>
              <dc:creator>Bob Jacobsen</dc:creator>
              <dc:date>2011-07-23T17:12:00</dc:date>
            </office:change-info>
          </text:insertion>
        </text:changed-region>
        <text:changed-region xml:id="ct684199600" text:id="ct684199600">
          <text:insertion>
            <office:change-info>
              <dc:creator>Bob Jacobsen</dc:creator>
              <dc:date>2011-07-23T17:13:00</dc:date>
            </office:change-info>
          </text:insertion>
        </text:changed-region>
        <text:changed-region xml:id="ct682835104" text:id="ct682835104">
          <text:insertion>
            <office:change-info>
              <dc:creator>Bob Jacobsen</dc:creator>
              <dc:date>2011-07-23T16:38:00</dc:date>
            </office:change-info>
          </text:insertion>
        </text:changed-region>
        <text:changed-region xml:id="ct682835232" text:id="ct682835232">
          <text:insertion>
            <office:change-info>
              <dc:creator>Bob Jacobsen</dc:creator>
              <dc:date>2011-07-23T16:38:00</dc:date>
            </office:change-info>
          </text:insertion>
        </text:changed-region>
        <text:changed-region xml:id="ct674676080" text:id="ct674676080">
          <text:insertion>
            <office:change-info>
              <dc:creator>Bob Jacobsen</dc:creator>
              <dc:date>2011-07-23T16:38:00</dc:date>
            </office:change-info>
          </text:insertion>
        </text:changed-region>
        <text:changed-region xml:id="ct674676176" text:id="ct674676176">
          <text:insertion>
            <office:change-info>
              <dc:creator>Bob Jacobsen</dc:creator>
              <dc:date>2011-07-23T16:38:00</dc:date>
            </office:change-info>
          </text:insertion>
        </text:changed-region>
        <text:changed-region xml:id="ct674676304" text:id="ct674676304">
          <text:insertion>
            <office:change-info>
              <dc:creator>Bob Jacobsen</dc:creator>
              <dc:date>2011-07-23T16:38:00</dc:date>
            </office:change-info>
          </text:insertion>
        </text:changed-region>
        <text:changed-region xml:id="ct674676432" text:id="ct674676432">
          <text:insertion>
            <office:change-info>
              <dc:creator>Bob Jacobsen</dc:creator>
              <dc:date>2011-07-23T16:38:00</dc:date>
            </office:change-info>
          </text:insertion>
        </text:changed-region>
        <text:changed-region xml:id="ct674676560" text:id="ct674676560">
          <text:insertion>
            <office:change-info>
              <dc:creator>Bob Jacobsen</dc:creator>
              <dc:date>2011-07-23T16:38:00</dc:date>
            </office:change-info>
          </text:insertion>
        </text:changed-region>
        <text:changed-region xml:id="ct674799136" text:id="ct674799136">
          <text:insertion>
            <office:change-info>
              <dc:creator>Bob Jacobsen</dc:creator>
              <dc:date>2011-07-23T17:12:00</dc:date>
            </office:change-info>
          </text:insertion>
        </text:changed-region>
        <text:changed-region xml:id="ct670868624" text:id="ct670868624">
          <text:insertion>
            <office:change-info>
              <dc:creator>Bob Jacobsen</dc:creator>
              <dc:date>2011-07-23T17:13:00</dc:date>
            </office:change-info>
          </text:insertion>
        </text:changed-region>
        <text:changed-region xml:id="ct540801776" text:id="ct540801776">
          <text:insertion>
            <office:change-info>
              <dc:creator>Bob Jacobsen</dc:creator>
              <dc:date>2011-07-23T17:12:00</dc:date>
            </office:change-info>
          </text:insertion>
        </text:changed-region>
        <text:changed-region xml:id="ct674676688" text:id="ct674676688">
          <text:insertion>
            <office:change-info>
              <dc:creator>Bob Jacobsen</dc:creator>
              <dc:date>2011-07-23T16:38:00</dc:date>
            </office:change-info>
          </text:insertion>
        </text:changed-region>
        <text:changed-region xml:id="ct674676816" text:id="ct674676816">
          <text:insertion>
            <office:change-info>
              <dc:creator>Bob Jacobsen</dc:creator>
              <dc:date>2011-07-23T16:38:00</dc:date>
            </office:change-info>
          </text:insertion>
        </text:changed-region>
        <text:changed-region xml:id="ct683992080" text:id="ct683992080">
          <text:insertion>
            <office:change-info>
              <dc:creator>Bob Jacobsen</dc:creator>
              <dc:date>2011-07-23T17:13:00</dc:date>
            </office:change-info>
          </text:insertion>
        </text:changed-region>
        <text:changed-region xml:id="ct674676944" text:id="ct674676944">
          <text:insertion>
            <office:change-info>
              <dc:creator>Bob Jacobsen</dc:creator>
              <dc:date>2011-07-23T16:38:00</dc:date>
            </office:change-info>
          </text:insertion>
        </text:changed-region>
        <text:changed-region xml:id="ct674677072" text:id="ct674677072">
          <text:insertion>
            <office:change-info>
              <dc:creator>Bob Jacobsen</dc:creator>
              <dc:date>2011-07-23T16:38:00</dc:date>
            </office:change-info>
          </text:insertion>
        </text:changed-region>
        <text:changed-region xml:id="ct674677200" text:id="ct674677200">
          <text:insertion>
            <office:change-info>
              <dc:creator>Bob Jacobsen</dc:creator>
              <dc:date>2011-07-23T16:38:00</dc:date>
            </office:change-info>
          </text:insertion>
        </text:changed-region>
        <text:changed-region xml:id="ct675136304" text:id="ct675136304">
          <text:insertion>
            <office:change-info>
              <dc:creator>Bob Jacobsen</dc:creator>
              <dc:date>2011-07-23T16:38:00</dc:date>
            </office:change-info>
          </text:insertion>
        </text:changed-region>
        <text:changed-region xml:id="ct674696352" text:id="ct674696352">
          <text:deletion>
            <office:change-info>
              <dc:creator>Bob Jacobsen</dc:creator>
              <dc:date>2011-07-23T16:37:00</dc:date>
            </office:change-info>
            <text:p text:style-name="P1">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1607444039"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1">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675065504" text:id="ct675065504">
          <text:insertion>
            <office:change-info>
              <dc:creator>Bob Jacobsen</dc:creator>
              <dc:date>2011-07-23T16:38:00</dc:date>
            </office:change-info>
          </text:insertion>
        </text:changed-region>
        <text:changed-region xml:id="ct675025392" text:id="ct675025392">
          <text:insertion>
            <office:change-info>
              <dc:creator>Bob Jacobsen</dc:creator>
              <dc:date>2011-07-23T16:40:00</dc:date>
            </office:change-info>
          </text:insertion>
        </text:changed-region>
        <text:changed-region xml:id="ct685746704" text:id="ct685746704">
          <text:insertion>
            <office:change-info>
              <dc:creator>Bob Jacobsen</dc:creator>
              <dc:date>2011-07-23T17:15:00</dc:date>
            </office:change-info>
          </text:insertion>
        </text:changed-region>
        <text:changed-region xml:id="ct681797248" text:id="ct681797248">
          <text:insertion>
            <office:change-info>
              <dc:creator>Bob Jacobsen</dc:creator>
              <dc:date>2011-07-23T17:16:00</dc:date>
            </office:change-info>
          </text:insertion>
        </text:changed-region>
        <text:changed-region xml:id="ct674332992" text:id="ct674332992">
          <text:insertion>
            <office:change-info>
              <dc:creator>Bob Jacobsen</dc:creator>
              <dc:date>2011-07-23T17:18:00</dc:date>
            </office:change-info>
          </text:insertion>
        </text:changed-region>
        <text:changed-region xml:id="ct675233056" text:id="ct675233056">
          <text:insertion>
            <office:change-info>
              <dc:creator>Bob Jacobsen</dc:creator>
              <dc:date>2011-07-23T17:19:00</dc:date>
            </office:change-info>
          </text:insertion>
        </text:changed-region>
        <text:changed-region xml:id="ct540879488" text:id="ct540879488">
          <text:insertion>
            <office:change-info>
              <dc:creator>Bob Jacobsen</dc:creator>
              <dc:date>2011-07-23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change text:change-id="ct683392656"/></text:h>
      <text:p text:style-name="Standard"><text:change-start text:change-id="ct674367952"/>OpenLCB messages carry a Message Type Indicator (MTI) field to indicate their type. The primary form is a 16-bit number.</text:p>
      <text:p text:style-name="Standard">This note describes how the numeric values for those MTIs are allocated. The current allocations are documented in a separate spreadsheet<text:note text:id="ftn1" text:note-class="footnote"><text:note-citation>1</text:note-citation><text:note-body><text:p text:style-name="Footnote"><text:change-start text:change-id="ct540461248"/>See <text:a xlink:type="simple" xlink:href="http://openlcb.org/specs/index.html">http://openlcb</text:a><text:change-end text:change-id="ct540461248"/><text:change-start text:change-id="ct681654112"/><text:a xlink:type="simple" xlink:href="http://openlcb.org/specs/index.html">.org/specs/index.html</text:a> for the current version of the spreadsheet. It provides concrete examples that may help you <text:span text:style-name="T6">understand</text:span> the material in this document.<text:change-end text:change-id="ct681654112"/></text:p></text:note-body></text:note>. Those allocations are normative. The discussion in this note is not normative on OpenLCB users or node developers, but does describe the methods that are to be used for allocating new MTI values for new OpenLCB message and protocol types.</text:p>
      <text:p text:style-name="Standard"><text:change-end text:change-id="ct674367952"/><text:change text:change-id="ct658323520"/><text:change-start text:change-id="ct674526256"/>MTI information may be carried in different formats for different wire protocols. These are documented in the same spreadsheet, and discussed in separate sections below.<text:change-end text:change-id="ct674526256"/> </text:p>
      <text:h text:style-name="Heading_20_1" text:outline-level="1"><text:change text:change-id="ct658199152"/><text:change text:change-id="ct658061344"/><text:change-start text:change-id="ct682840160"/>Common MTI Values<text:change-end text:change-id="ct682840160"/><text:change-start text:change-id="ct682833824"/></text:h>
      <text:p text:style-name="Standard">Many nodes will treat MTIs as magic 16-bit numbers, just comparing them for equality to specific values of interest. <text:s/>That's a perfectly fine implementation strategy.</text:p>
      <text:p text:style-name="Standard">To allocate them, however, having a systematic pattern to the values can be more useful.</text:p>
      <text:list xml:id="list1940441152" text:style-name="L2">
        <text:list-item>
          <text:p text:style-name="P21">The two most-significant bits are reserved as 00; nodes must send and check that value.</text:p>
        </text:list-item>
        <text:list-item>
          <text:p text:style-name="P21">The next bit is used to indicate unaddressed messages meant for “simple” or minimal nodes. A 1 in this bit means that these simple nodes can ignore this message. A 0 in this bit means that <text:span text:style-name="T7">the</text:span> simple nodes should process the message.<text:line-break/>This is meant to speed processing of some message types. <text:s/>The decision as to whether a particular message type is of interest to the notional “simple” node is left to the actual protocol definition, found elsewhere. <text:s/>This bit is reserved to 1 for addressed messages, as a message specifically delivered to a node should be processed.</text:p>
        </text:list-item>
        <text:list-item>
          <text:p text:style-name="P21">The next bit, <text:span text:style-name="T7">the least significant of the top nibble, is</text:span> reserved as 1; nodes must send and check that value.</text:p>
        </text:list-item>
        <text:list-item>
          <text:p text:style-name="P21">The next eight bits are used to number a specific message number. This also has some substructure:</text:p>
        </text:list-item>
        <text:list-item>
          <text:p text:style-name="P22">The most significant bit is reserved as 0; nodes must send and check that value.</text:p>
        </text:list-item>
        <text:list-item>
          <text:p text:style-name="P22">The next two of these are used to form static priority groups. A 0 bit is considered to have more priority (can be processed first), a 1 bit less priority (can be <text:soft-page-break/>processed later). The MSB makes a larger statement about priority than the LSB of these two. Priority processing is permitted but not required. The priority group bits are part of the overall message type.</text:p>
        </text:list-item>
        <text:list-item>
          <text:p text:style-name="P22">The next bit is reserved as 0; nodes must send and check that value.</text:p>
        </text:list-item>
        <text:list-item>
          <text:p text:style-name="P22">The next 4 bits, forming the low nibble, are used to indicate the specific message type within a priority group.</text:p>
        </text:list-item>
        <text:list-item>
          <text:p text:style-name="P21">The bottom nibble is interpreted as flags that define the structure and format of the message type.</text:p>
        </text:list-item>
        <text:list-item>
          <text:p text:style-name="P22">The most significant bit is reserved as 0; nodes much send and check that value.</text:p>
        </text:list-item>
        <text:list-item>
          <text:p text:style-name="P22">The 2<text:span text:style-name="T5">nd</text:span> from-least-significant bit indicates that this message carries a destination node address (DID) when set to 1. Setting 0 means that the message is globally addressed. If a Destination Node ID (DID) is present, it is at the specific location in the message content.</text:p>
        </text:list-item>
        <text:list-item>
          <text:p text:style-name="P22">The next-to-least-significant bit indicates this message carries a P/C Event ID field when set to 1. Setting 0 means that the message does not carry a P/C event ID. If a P/C Event ID is present, it's at the start of the message, it is at the specific location in the message content.</text:p>
        </text:list-item>
        <text:list-item>
          <text:p text:style-name="P22">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text:p>
      <text:p text:style-name="Standard">MTI layout:<text:change-end text:change-id="ct682833824"/></text:p>
      <table:table table:name="Table2" table:style-name="Table2">
        <table:table-column table:style-name="Table2.A"/>
        <table:table-column table:style-name="Table2.B"/>
        <table:table-column table:style-name="Table2.A" table:number-columns-repeated="2"/>
        <table:table-column table:style-name="Table2.B"/>
        <table:table-column table:style-name="Table2.A"/>
        <table:table-column table:style-name="Table2.B" table:number-columns-repeated="3"/>
        <table:table-row>
          <table:table-cell table:style-name="Table2.A1" office:value-type="string">
            <text:p text:style-name="Table_20_Heading"><text:change-start text:change-id="ct682833952"/>Field<text:change-end text:change-id="ct682833952"/></text:p>
          </table:table-cell>
          <table:table-cell table:style-name="Table2.A1" office:value-type="string">
            <text:p text:style-name="Table_20_Contents"><text:change-start text:change-id="ct682834080"/>Reserved<text:change-end text:change-id="ct682834080"/></text:p>
          </table:table-cell>
          <table:table-cell table:style-name="Table2.A1" office:value-type="string">
            <text:p text:style-name="Table_20_Contents"><text:change-start text:change-id="ct661249120"/>Simple Node flag<text:change-end text:change-id="ct661249120"/></text:p>
          </table:table-cell>
          <table:table-cell table:style-name="Table2.A1" office:value-type="string">
            <text:p text:style-name="Table_20_Contents"><text:change-start text:change-id="ct540758000"/>Reserved<text:change-end text:change-id="ct540758000"/></text:p>
          </table:table-cell>
          <table:table-cell table:style-name="Table2.A1" office:value-type="string">
            <text:p text:style-name="Table_20_Contents"><text:change-start text:change-id="ct682834208"/>Message <text:change-end text:change-id="ct682834208"/><text:change-start text:change-id="ct675153472"/>Number<text:change-end text:change-id="ct675153472"/></text:p>
          </table:table-cell>
          <table:table-cell table:style-name="Table2.A1" office:value-type="string">
            <text:p text:style-name="Table_20_Contents"><text:change-start text:change-id="ct682834336"/>Reserved</text:p>
            <text:p text:style-name="Table_20_Contents"><text:change-end text:change-id="ct682834336"/></text:p>
          </table:table-cell>
          <table:table-cell table:style-name="Table2.A1" office:value-type="string">
            <text:p text:style-name="Table_20_Contents"><text:change-start text:change-id="ct682834464"/>Destination ID flag<text:change-end text:change-id="ct682834464"/></text:p>
          </table:table-cell>
          <table:table-cell table:style-name="Table2.A1" office:value-type="string">
            <text:p text:style-name="Table_20_Contents"><text:change-start text:change-id="ct682834592"/>Event ID flag<text:change-end text:change-id="ct682834592"/></text:p>
          </table:table-cell>
          <table:table-cell table:style-name="Table2.I1" office:value-type="string">
            <text:p text:style-name="Table_20_Contents"><text:change-start text:change-id="ct682834720"/>Flag Byte flag<text:change-end text:change-id="ct682834720"/></text:p>
          </table:table-cell>
        </table:table-row>
        <table:table-row>
          <table:table-cell table:style-name="Table2.A2" office:value-type="string">
            <text:p text:style-name="Table_20_Heading"><text:change-start text:change-id="ct682834848"/>Size &amp; location<text:change-end text:change-id="ct682834848"/></text:p>
          </table:table-cell>
          <table:table-cell table:style-name="Table2.A2" office:value-type="string">
            <text:p text:style-name="Table_20_Contents"><text:change-start text:change-id="ct683920848"/>2<text:change-end text:change-id="ct683920848"/><text:change-start text:change-id="ct682834976"/> bits</text:p>
            <text:p text:style-name="Table_20_Contents">0xC000<text:change-end text:change-id="ct682834976"/></text:p>
          </table:table-cell>
          <table:table-cell table:style-name="Table2.A2" office:value-type="string">
            <text:p text:style-name="Table_20_Contents"><text:change-start text:change-id="ct683017920"/>1 bit</text:p>
            <text:p text:style-name="Table_20_Contents">0x2000<text:change-end text:change-id="ct683017920"/></text:p>
          </table:table-cell>
          <table:table-cell table:style-name="Table2.A2" office:value-type="string">
            <text:p text:style-name="Table_20_Contents"><text:change-start text:change-id="ct684164800"/>1 bit<text:change-end text:change-id="ct684164800"/><text:change-start text:change-id="ct684199600"/></text:p>
            <text:p text:style-name="Table_20_Contents">0x1000<text:change-end text:change-id="ct684199600"/></text:p>
          </table:table-cell>
          <table:table-cell table:style-name="Table2.A2" office:value-type="string">
            <text:p text:style-name="Table_20_Contents"><text:change-start text:change-id="ct682835104"/>8 bits</text:p>
            <text:p text:style-name="Table_20_Contents">0x0FF0<text:change-end text:change-id="ct682835104"/></text:p>
          </table:table-cell>
          <table:table-cell table:style-name="Table2.A2" office:value-type="string">
            <text:p text:style-name="Table_20_Contents"><text:change-start text:change-id="ct682835232"/>1 bit</text:p>
            <text:p text:style-name="Table_20_Contents">0x0008<text:change-end text:change-id="ct682835232"/></text:p>
          </table:table-cell>
          <table:table-cell table:style-name="Table2.A2" office:value-type="string">
            <text:p text:style-name="Table_20_Contents"><text:change-start text:change-id="ct674676080"/>1 bit</text:p>
            <text:p text:style-name="Table_20_Contents">0x0004<text:change-end text:change-id="ct674676080"/></text:p>
          </table:table-cell>
          <table:table-cell table:style-name="Table2.A2" office:value-type="string">
            <text:p text:style-name="Table_20_Contents"><text:change-start text:change-id="ct674676176"/>1 bit</text:p>
            <text:p text:style-name="Table_20_Contents">0x0002<text:change-end text:change-id="ct674676176"/></text:p>
          </table:table-cell>
          <table:table-cell table:style-name="Table2.I2" office:value-type="string">
            <text:p text:style-name="Table_20_Contents"><text:change-start text:change-id="ct674676304"/>1 bit</text:p>
            <text:p text:style-name="Table_20_Contents">0x0001<text:change-end text:change-id="ct674676304"/></text:p>
          </table:table-cell>
        </table:table-row>
        <table:table-row>
          <table:table-cell table:style-name="Table2.A2" office:value-type="string">
            <text:p text:style-name="Table_20_Heading"><text:change-start text:change-id="ct674676432"/>Value(s)<text:change-end text:change-id="ct674676432"/></text:p>
          </table:table-cell>
          <table:table-cell table:style-name="Table2.A2" office:value-type="string">
            <text:p text:style-name="Table_20_Contents"><text:change-start text:change-id="ct674676560"/>0<text:change-end text:change-id="ct674676560"/><text:change-start text:change-id="ct674799136"/></text:p>
            <text:p text:style-name="Table_20_Contents">(send and check)<text:change-end text:change-id="ct674799136"/></text:p>
          </table:table-cell>
          <table:table-cell table:style-name="Table2.A2" office:value-type="string">
            <text:p text:style-name="Table_20_Contents"><text:change-start text:change-id="ct670868624"/>0 means for simple node, 1 means simple node can skip<text:change-end text:change-id="ct670868624"/></text:p>
          </table:table-cell>
          <table:table-cell table:style-name="Table2.A2" office:value-type="string">
            <text:p text:style-name="Table_20_Contents"><text:change-start text:change-id="ct540801776"/>1</text:p>
            <text:p text:style-name="Table_20_Contents">(send and check)<text:change-end text:change-id="ct540801776"/></text:p>
          </table:table-cell>
          <table:table-cell table:style-name="Table2.A2" office:value-type="string">
            <text:p text:style-name="Table_20_Contents"><text:change-start text:change-id="ct674676688"/>See below<text:change-end text:change-id="ct674676688"/></text:p>
          </table:table-cell>
          <table:table-cell table:style-name="Table2.A2" office:value-type="string">
            <text:p text:style-name="Table_20_Contents"><text:change-start text:change-id="ct674676816"/>0<text:change-end text:change-id="ct674676816"/><text:change-start text:change-id="ct683992080"/></text:p>
            <text:p text:style-name="Table_20_Contents">(send and check)<text:change-end text:change-id="ct683992080"/></text:p>
          </table:table-cell>
          <table:table-cell table:style-name="Table2.A2" office:value-type="string">
            <text:p text:style-name="Table_20_Contents"><text:change-start text:change-id="ct674676944"/>1 means Destination ID present, 0 means not present<text:change-end text:change-id="ct674676944"/></text:p>
          </table:table-cell>
          <table:table-cell table:style-name="Table2.A2" office:value-type="string">
            <text:p text:style-name="Table_20_Contents"><text:change-start text:change-id="ct674677072"/>1 means Event ID present, 0 means not present<text:change-end text:change-id="ct674677072"/></text:p>
          </table:table-cell>
          <table:table-cell table:style-name="Table2.I2" office:value-type="string">
            <text:p text:style-name="Table_20_Contents"><text:change-start text:change-id="ct674677200"/>0 means flag byte present, 1 means not present<text:change-end text:change-id="ct674677200"/></text:p>
          </table:table-cell>
        </table:table-row>
      </table:table>
      <text:p text:style-name="Text_20_body"><text:change-start text:change-id="ct675136304"/><text:soft-page-break/></text:p>
      <text:p text:style-name="Text_20_body">Message Type byte (8 bits) layout:</text:p>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Table_20_Heading">Field</text:p>
          </table:table-cell>
          <table:table-cell table:style-name="Table3.A1" office:value-type="string">
            <text:p text:style-name="Table_20_Contents">Reserved</text:p>
          </table:table-cell>
          <table:table-cell table:style-name="Table3.A1" office:value-type="string">
            <text:p text:style-name="Table_20_Contents">Static priority groups</text:p>
          </table:table-cell>
          <table:table-cell table:style-name="Table3.A1" office:value-type="string">
            <text:p text:style-name="Table_20_Contents">Reserved</text:p>
            <text:p text:style-name="Table_20_Contents">(send and check)</text:p>
          </table:table-cell>
          <table:table-cell table:style-name="Table3.E1" office:value-type="string">
            <text:p text:style-name="Table_20_Contents">Specific type</text:p>
          </table:table-cell>
        </table:table-row>
        <table:table-row>
          <table:table-cell table:style-name="Table3.A2" office:value-type="string">
            <text:p text:style-name="Table_20_Heading">Size &amp; location (within 8-bit field)</text:p>
          </table:table-cell>
          <table:table-cell table:style-name="Table3.A2" office:value-type="string">
            <text:p text:style-name="Table_20_Contents">1 bit</text:p>
            <text:p text:style-name="Table_20_Contents">0x80</text:p>
          </table:table-cell>
          <table:table-cell table:style-name="Table3.A2" office:value-type="string">
            <text:p text:style-name="Table_20_Contents">2 bits</text:p>
            <text:p text:style-name="Table_20_Contents">0x60</text:p>
          </table:table-cell>
          <table:table-cell table:style-name="Table3.A2" office:value-type="string">
            <text:p text:style-name="Table_20_Contents">1 bit</text:p>
            <text:p text:style-name="Table_20_Contents">0x10</text:p>
          </table:table-cell>
          <table:table-cell table:style-name="Table3.E2" office:value-type="string">
            <text:p text:style-name="Table_20_Contents">4 bits</text:p>
            <text:p text:style-name="Table_20_Contents">0x0F</text:p>
          </table:table-cell>
        </table:table-row>
        <table:table-row>
          <table:table-cell table:style-name="Table3.A2" office:value-type="string">
            <text:p text:style-name="Table_20_Heading">Value(s)</text:p>
          </table:table-cell>
          <table:table-cell table:style-name="Table3.A2" office:value-type="string">
            <text:p text:style-name="Table_20_Contents">0 </text:p>
            <text:p text:style-name="Table_20_Contents">(send and check)</text:p>
          </table:table-cell>
          <table:table-cell table:style-name="Table3.A2" office:value-type="string">
            <text:p text:style-name="Table_20_Contents">0 to 3</text:p>
            <text:p text:style-name="Table_20_Contents">0 goes first, 3 last if priority processing is present</text:p>
          </table:table-cell>
          <table:table-cell table:style-name="Table3.A2" office:value-type="string">
            <text:p text:style-name="Table_20_Contents">0</text:p>
            <text:p text:style-name="Table_20_Contents">(send and check)</text:p>
          </table:table-cell>
          <table:table-cell table:style-name="Table3.E2" office:value-type="string">
            <text:p text:style-name="Table_20_Contents">See spreadsheet for values &amp; meanings</text:p>
          </table:table-cell>
        </table:table-row>
      </table:table>
      <text:p text:style-name="P10"/>
      <text:p text:style-name="Standard">Specific values are allocated and documented in a separate worksheet. We keep them in just that one place to avoid conflicting updates.</text:p>
      <text:h text:style-name="Heading_20_1" text:outline-level="1">CAN MTI Considerations</text:h>
      <text:p text:style-name="P1"><text:change-end text:change-id="ct675136304"/><text:change text:change-id="ct674696352"/><text:change-start text:change-id="ct675065504"/>The standard CAN MTI field is 12 bits in the header (messages without destination address) or one byte in the data segment (addressed messages). Since CAN frames only carry 8 data bytes, a 1-byte MTI short form will be used at first. The possibility of longer MTI values has been reserved.<text:change-end text:change-id="ct675065504"/><text:change-start text:change-id="ct675025392"/></text:p>
      <text:p text:style-name="Standard">MTI information is carried in a different format on CAN links to increase bandwidth efficiency, simplify decoding in small processors, and permit use of hardware filtering.<text:change-end text:change-id="ct675025392"/><text:change-start text:change-id="ct685746704"/></text:p>
      <text:p text:style-name="Standard"><text:change-end text:change-id="ct685746704"/><text:change-start text:change-id="ct681797248"/>Standard MTIs are mapped to one of seven types:</text:p>
      <table:table table:name="Table4" table:style-name="Table4">
        <table:table-column table:style-name="Table4.A"/>
        <table:table-column table:style-name="Table4.B"/>
        <table:table-header-rows>
          <table:table-row>
            <table:table-cell table:style-name="Table4.A1" office:value-type="string">
              <text:p text:style-name="P12">Type</text:p>
            </table:table-cell>
            <table:table-cell table:style-name="Table4.B1" office:value-type="string">
              <text:p text:style-name="Table_20_Heading">Meaning</text:p>
            </table:table-cell>
          </table:table-row>
        </table:table-header-rows>
        <table:table-row>
          <table:table-cell table:style-name="Table4.A2" office:value-type="float" office:value="0">
            <text:p text:style-name="P16">0</text:p>
          </table:table-cell>
          <table:table-cell table:style-name="Table4.B2" office:value-type="string">
            <text:p text:style-name="Table_20_Contents">Unaddressed MTI for simple nodes</text:p>
          </table:table-cell>
        </table:table-row>
        <table:table-row>
          <table:table-cell table:style-name="Table4.A2" office:value-type="float" office:value="1">
            <text:p text:style-name="P16">1</text:p>
          </table:table-cell>
          <table:table-cell table:style-name="Table4.B2" office:value-type="string">
            <text:p text:style-name="Table_20_Contents">Unaddressed MTI for non-simple nodes</text:p>
          </table:table-cell>
        </table:table-row>
        <table:table-row>
          <table:table-cell table:style-name="Table4.A2" office:value-type="float" office:value="2">
            <text:p text:style-name="P16">2</text:p>
          </table:table-cell>
          <table:table-cell table:style-name="Table4.B2" office:value-type="string">
            <text:p text:style-name="Table_20_Contents">(Reserved, not used)</text:p>
          </table:table-cell>
        </table:table-row>
        <table:table-row>
          <table:table-cell table:style-name="Table4.A2" office:value-type="float" office:value="3">
            <text:p text:style-name="P16">3</text:p>
          </table:table-cell>
          <table:table-cell table:style-name="Table4.B2" office:value-type="string">
            <text:p text:style-name="Table_20_Contents">(Reserved, not used)</text:p>
          </table:table-cell>
        </table:table-row>
        <table:table-row>
          <table:table-cell table:style-name="Table4.A2" office:value-type="float" office:value="4">
            <text:p text:style-name="P16">4</text:p>
          </table:table-cell>
          <table:table-cell table:style-name="Table4.B2" office:value-type="string">
            <text:p text:style-name="Table_20_Contents">Datagram not-last segment</text:p>
          </table:table-cell>
        </table:table-row>
        <table:table-row>
          <table:table-cell table:style-name="Table4.A2" office:value-type="float" office:value="5">
            <text:p text:style-name="P16">5</text:p>
          </table:table-cell>
          <table:table-cell table:style-name="Table4.B2" office:value-type="string">
            <text:p text:style-name="Table_20_Contents">Datagram last segment</text:p>
          </table:table-cell>
        </table:table-row>
        <text:soft-page-break/>
        <table:table-row>
          <table:table-cell table:style-name="Table4.A2" office:value-type="float" office:value="6">
            <text:p text:style-name="P16">6</text:p>
          </table:table-cell>
          <table:table-cell table:style-name="Table4.B2" office:value-type="string">
            <text:p text:style-name="Table_20_Contents">Addressed MTI for all nodes</text:p>
          </table:table-cell>
        </table:table-row>
        <table:table-row>
          <table:table-cell table:style-name="Table4.A2" office:value-type="float" office:value="7">
            <text:p text:style-name="P16">7</text:p>
          </table:table-cell>
          <table:table-cell table:style-name="Table4.B2" office:value-type="string">
            <text:p text:style-name="Table_20_Contents">Stream Data</text:p>
          </table:table-cell>
        </table:table-row>
      </table:table>
      <text:p text:style-name="Standard"><text:change-end text:change-id="ct681797248"/><text:change-start text:change-id="ct674332992"/></text:p>
      <text:p text:style-name="Standard">The bit coding of this has been chosen to use the “4” bit to indicate <text:span text:style-name="T7">that a destination address is present.</text:span></text:p>
      <text:p text:style-name="Standard">The 4, 5 (Datagram) and 7 (St<text:change-end text:change-id="ct674332992"/><text:change-start text:change-id="ct675233056"/>ream Data) values are special cases chosen for efficient processing of large amounts of data on CAN. <text:s/>Most MTIs will map to 0, 1 or 6.<text:change-end text:change-id="ct675233056"/><text:change-start text:change-id="ct540879488"/></text:p>
      <text:h text:style-name="Heading_20_2" text:outline-level="2">Addressed CAN MTIs</text:h>
      <text:p text:style-name="Standard">Common MTIs with the “destination ID present” bit set are mapped to and from type 6. </text:p>
      <text:p text:style-name="Standard">In this case, the destination alias is placed in the header, <text:span text:style-name="T7">and</text:span> the Message Type byte is the first byte of the CAN frame.</text:p>
      <text:h text:style-name="Heading_20_2" text:outline-level="2">Unaddressed CAN MTIs</text:h>
      <text:p text:style-name="Standard">Common MTIs with the “destination ID present” bit set are mapped to and from type 0 or 1, depending on whether the “simple node” bit is reset or set. <text:s/></text:p>
      <text:p text:style-name="Standard">In this case, the next twelve bits of the CAN header are available for MTI information. <text:s/>The first (most significant) eight bits are used for <text:span text:style-name="T7">the</text:span> Message Type byte. <text:s/>The last (least significant) are used for the Event ID present, and flag byte present flag, and any flag bits themselves.</text:p>
      <text:p text:style-name="Standard"><text:change-end text:change-id="ct5408794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Common MTI Values<text:tab/>1</text:p>
          <text:p text:style-name="P19"><text:s/>2.1.1 CAN considerations<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fo:margin-left="0.1833in" fo:margin-right="-0.0778in" table:align="margins" style:writing-mode="lr-tb"/>
    </style:style>
    <style:style style:name="Table1.A" style:family="table-column">
      <style:table-column-properties style:rel-column-width="33941*"/>
    </style:style>
    <style:style style:name="Table1.B" style:family="table-column">
      <style:table-column-properties style:rel-column-width="2540*"/>
    </style:style>
    <style:style style:name="Table1.C" style:family="table-column">
      <style:table-column-properties style:rel-column-width="16639*"/>
    </style:style>
    <style:style style:name="Table1.D" style:family="table-column">
      <style:table-column-properties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640849728" text:id="ct640849728">
            <text:deletion>
              <office:change-info>
                <dc:creator>Bob Jacobsen</dc:creator>
                <dc:date>2011-07-23T17:02:00</dc:date>
              </office:change-info>
              <text:p text:style-name="MP1">-CAN Praesent Gravida </text:p>
            </text:deletion>
          </text:changed-region>
          <text:changed-region xml:id="ct674967840" text:id="ct674967840">
            <text:insertion>
              <office:change-info>
                <dc:creator>Bob Jacobsen</dc:creator>
                <dc:date>2011-07-23T17:0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640849728"/><text:change-start text:change-id="ct674967840"/> Method for Allocating MTI Values <text:change-end text:change-id="ct674967840"/>Technical Note</text:p>
      </style:header>
      <style:footer>
        <text:tracked-changes>
          <text:changed-region xml:id="ct658224256" text:id="ct658224256">
            <text:deletion>
              <office:change-info>
                <dc:creator>Bob Jacobsen</dc:creator>
                <dc:date>2011-07-23T17:02:00</dc:date>
              </office:change-info>
              <text:p text:style-name="MP4"><text:span text:style-name="MT2">Copyright 2010, by J. Day, D. Harris, B. Jacobsen, and A. Shepherd</text:span></text:p>
            </text:deletion>
          </text:changed-region>
          <text:changed-region xml:id="ct656266048" text:id="ct656266048">
            <text:insertion>
              <office:change-info>
                <dc:creator>Bob Jacobsen</dc:creator>
                <dc:date>2011-07-23T17:02:00</dc:date>
              </office:change-info>
            </text:insertion>
          </text:changed-region>
        </text:tracked-changes>
        <text:p text:style-name="MP4"><text:change text:change-id="ct658224256"/><text:change-start text:change-id="ct65626604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656266048"/><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1-07-23T17:25:06.99">7/23/2011</text:date></text:span></text:span></text:p>
      </style:footer>
    </style:master-page>
    <style:master-page style:name="First_20_Page" style:display-name="First Page" style:page-layout-name="Mpm2" style:next-style-name="Standard">
      <style:header>
        <text:tracked-changes>
          <text:changed-region xml:id="ct670740944" text:id="ct670740944">
            <text:deletion>
              <office:change-info>
                <dc:creator>Bob Jacobsen</dc:creator>
                <dc:date>2011-07-23T16:40:00</dc:date>
              </office:change-info>
              <text:p text:style-name="MP7">(title)</text:p>
            </text:deletion>
          </text:changed-region>
          <text:changed-region xml:id="ct683755376" text:id="ct683755376">
            <text:insertion>
              <office:change-info>
                <dc:creator>Bob Jacobsen</dc:creator>
                <dc:date>2011-07-23T16:40: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7768646106736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70740944"/><text:change-start text:change-id="ct683755376"/>Method for Allocated MTI Values<text:change-end text:change-id="ct68375537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7-23T17:25:06.99">Jul 23, 2011</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116" text:date-value="2011-07-23T17:25:06.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4</meta:editing-cycles>
    <meta:editing-duration>PT12H27M31S</meta:editing-duration>
    <meta:generator>OpenOffice.org/3.3$Unix OpenOffice.org_project/330m20$Build-9567</meta:generator>
    <dc:date>2011-07-23T17:25:07</dc:date>
    <dc:creator>Bob Jacobsen</dc:creator>
    <meta:document-statistic meta:table-count="4" meta:image-count="1" meta:object-count="0" meta:page-count="4" meta:paragraph-count="151" meta:word-count="1534" meta:character-count="9085"/>
    <meta:user-defined meta:name="Info 1"/>
    <meta:user-defined meta:name="Info 2"/>
    <meta:user-defined meta:name="Info 3"/>
    <meta:user-defined meta:name="Info 4"/>
  </office:meta>
</office:document-meta>
</file>